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1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1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1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1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1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1">
      <style:text-properties fo:font-weight="normal" style:font-weight-asian="normal" style:font-weight-complex="normal"/>
    </style:style>
    <style:style style:name="ce18" style:family="table-cell" style:parent-style-name="Default" style:data-style-name="N111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1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1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1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12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0]" office:value-type="float" office:value="23" calcext:value-type="float">
            <text:p>23</text:p>
          </table:table-cell>
          <table:table-cell table:style-name="ce22" table:number-columns-repeated="1019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/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T-type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28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7" calcext:value-type="float">
            <text:p>57</text:p>
          </table:table-cell>
          <table:table-cell table:style-name="ce23"/>
          <table:table-cell table:style-name="ce23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41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46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53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6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7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7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4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19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7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40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84" calcext:value-type="float">
            <text:p>84</text:p>
          </table:table-cell>
          <table:table-cell/>
          <table:table-cell table:style-name="ce23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0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56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62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4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26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27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27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27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277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278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280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84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85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286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87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290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291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292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293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294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296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297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98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99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01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02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03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04]+20" office:value-type="float" office:value="138" calcext:value-type="float">
            <text:p>138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05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06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07]+20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08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09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10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1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1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1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1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1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1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1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2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2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clerestory carriages (old from Standard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2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23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2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325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26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327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32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32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30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3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3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3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34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35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36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3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38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39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40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41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42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43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4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45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4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47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4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49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350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351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352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53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54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355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356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357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358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59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60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61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6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364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366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367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68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69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370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371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72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7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374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375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37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377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378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379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380]+25" office:value-type="float" office:value="250" calcext:value-type="float">
            <text:p>250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380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/00/0000</text:date>, <text:time style:data-style-name="N2" text:time-value="00:27:55.8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6-02-06T17:27:21.498000000</dc:date>
    <meta:editing-duration>P18DT3H51M27S</meta:editing-duration>
    <meta:editing-cycles>673</meta:editing-cycles>
    <meta:generator>LibreOffice/4.4.6.3$Windows_x86 LibreOffice_project/e8938fd3328e95dcf59dd64e7facd2c7d67c704d</meta:generator>
    <meta:document-statistic meta:table-count="3" meta:cell-count="2449" meta:object-count="0"/>
  </office:meta>
</office:document-meta>
</file>